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4.703cm" fo:min-width="5.977cm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standard">
      <style:graphic-properties draw:stroke="none" svg:stroke-color="#000000" draw:fill="none" draw:fill-color="#ffffff" draw:textarea-horizontal-align="right" fo:min-height="0.4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.102cm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77cm" svg:height="4.953cm" svg:x="1.905cm" svg:y="0.508cm">
          <text:p text:style-name="P1"><text:span text:style-name="T1">ball_c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32cm" svg:height="0.725cm" svg:x="1.905cm" svg:y="1.524cm">
          <draw:text-box>
            <text:p><text:span text:style-name="T2">clk</text:span></text:p>
          </draw:text-box>
        </draw:frame>
        <draw:frame draw:style-name="gr2" draw:text-style-name="P3" draw:layer="layout" svg:width="2.032cm" svg:height="0.725cm" svg:x="1.905cm" svg:y="2.286cm">
          <draw:text-box>
            <text:p><text:span text:style-name="T2">res_n</text:span></text:p>
          </draw:text-box>
        </draw:frame>
        <draw:frame draw:style-name="gr2" draw:text-style-name="P3" draw:layer="layout" svg:width="2.032cm" svg:height="0.725cm" svg:x="1.905cm" svg:y="2.958cm">
          <draw:text-box>
            <text:p><text:span text:style-name="T2">enb</text:span></text:p>
          </draw:text-box>
        </draw:frame>
        <draw:frame draw:style-name="gr2" draw:text-style-name="P3" draw:layer="layout" svg:width="3.683cm" svg:height="0.725cm" svg:x="1.905cm" svg:y="3.593cm">
          <draw:text-box>
            <text:p><text:span text:style-name="T2">x_coord [10:0]</text:span></text:p>
          </draw:text-box>
        </draw:frame>
        <draw:frame draw:style-name="gr2" draw:text-style-name="P3" draw:layer="layout" svg:width="3.429cm" svg:height="0.725cm" svg:x="1.905cm" svg:y="4.318cm">
          <draw:text-box>
            <text:p><text:span text:style-name="T2">y_coord [9:0]</text:span></text:p>
          </draw:text-box>
        </draw:frame>
        <draw:frame draw:style-name="gr3" draw:text-style-name="P3" draw:layer="layout" svg:width="3.048cm" svg:height="0.725cm" svg:x="5.334cm" svg:y="1.471cm">
          <draw:text-box>
            <text:p><text:span text:style-name="T2">x_pos [10:0]</text:span></text:p>
          </draw:text-box>
        </draw:frame>
        <draw:frame draw:style-name="gr3" draw:text-style-name="P3" draw:layer="layout" svg:width="3.175cm" svg:height="0.725cm" svg:x="5.207cm" svg:y="2.432cm">
          <draw:text-box>
            <text:p><text:span text:style-name="T2">y_pos [9:0]</text:span></text:p>
          </draw:text-box>
        </draw:frame>
        <draw:frame draw:style-name="gr3" draw:text-style-name="P3" draw:layer="layout" svg:width="2.032cm" svg:height="0.725cm" svg:x="6.35cm" svg:y="3.394cm">
          <draw:text-box>
            <text:p><text:span text:style-name="T2">sel</text:span></text:p>
          </draw:text-box>
        </draw:frame>
        <draw:frame draw:style-name="gr3" draw:text-style-name="P3" draw:layer="layout" svg:width="2.667cm" svg:height="0.725cm" svg:x="5.715cm" svg:y="4.355cm">
          <draw:text-box>
            <text:p><text:span text:style-name="T2">rgb [23:0]</text:span></text:p>
          </draw:text-box>
        </draw:frame>
        <draw:line draw:style-name="gr4" draw:text-style-name="P1" draw:layer="layout" svg:x1="0.508cm" svg:y1="1.905cm" svg:x2="1.905cm" svg:y2="1.905cm">
          <text:p/>
        </draw:line>
        <draw:line draw:style-name="gr4" draw:text-style-name="P1" draw:layer="layout" svg:x1="0.508cm" svg:y1="2.604cm" svg:x2="1.905cm" svg:y2="2.604cm">
          <text:p/>
        </draw:line>
        <draw:line draw:style-name="gr4" draw:text-style-name="P1" draw:layer="layout" svg:x1="0.508cm" svg:y1="3.302cm" svg:x2="1.905cm" svg:y2="3.302cm">
          <text:p/>
        </draw:line>
        <draw:line draw:style-name="gr5" draw:text-style-name="P1" draw:layer="layout" svg:x1="0.508cm" svg:y1="4.001cm" svg:x2="1.905cm" svg:y2="4.001cm">
          <text:p/>
        </draw:line>
        <draw:line draw:style-name="gr5" draw:text-style-name="P1" draw:layer="layout" svg:x1="0.508cm" svg:y1="4.699cm" svg:x2="1.905cm" svg:y2="4.699cm">
          <text:p/>
        </draw:line>
        <draw:line draw:style-name="gr5" draw:text-style-name="P1" draw:layer="layout" svg:x1="8.382cm" svg:y1="1.905cm" svg:x2="9.779cm" svg:y2="1.905cm">
          <text:p/>
        </draw:line>
        <draw:line draw:style-name="gr5" draw:text-style-name="P1" draw:layer="layout" svg:x1="8.382cm" svg:y1="2.836cm" svg:x2="9.779cm" svg:y2="2.836cm">
          <text:p/>
        </draw:line>
        <draw:line draw:style-name="gr4" draw:text-style-name="P1" draw:layer="layout" svg:x1="8.382cm" svg:y1="3.768cm" svg:x2="9.779cm" svg:y2="3.768cm">
          <text:p/>
        </draw:line>
        <draw:line draw:style-name="gr5" draw:text-style-name="P1" draw:layer="layout" svg:x1="8.382cm" svg:y1="4.699cm" svg:x2="9.779cm" svg:y2="4.6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312cm" fo:page-height="5.9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14:00:24.474916122</meta:creation-date>
    <dc:date>2016-07-21T14:49:53.260289657</dc:date>
    <meta:editing-duration>PT12M17S</meta:editing-duration>
    <meta:editing-cycles>3</meta:editing-cycles>
    <meta:generator>LibreOffice/4.3.7.2$Linux_X86_64 LibreOffice_project/430$Build-2</meta:generator>
    <meta:document-statistic meta:object-count="19"/>
  </office:meta>
</office:document-meta>
</file>